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827" officeooo:paragraph-rsid="001d6827"/>
    </style:style>
    <style:style style:name="P2" style:family="paragraph" style:parent-style-name="Standard" style:list-style-name="L1">
      <style:text-properties officeooo:rsid="001bba89" officeooo:paragraph-rsid="001bba89"/>
    </style:style>
    <style:style style:name="P3" style:family="paragraph" style:parent-style-name="Standard" style:list-style-name="L1">
      <style:text-properties officeooo:rsid="001bba89" officeooo:paragraph-rsid="001c0e4c"/>
    </style:style>
    <style:style style:name="P4" style:family="paragraph" style:parent-style-name="Standard" style:list-style-name="L2">
      <style:text-properties officeooo:rsid="001bba89" officeooo:paragraph-rsid="001bba89"/>
    </style:style>
    <style:style style:name="P5" style:family="paragraph" style:parent-style-name="Standard" style:list-style-name="L2">
      <style:text-properties officeooo:rsid="001c0e4c" officeooo:paragraph-rsid="001c0e4c"/>
    </style:style>
    <style:style style:name="P6" style:family="paragraph" style:parent-style-name="Standard" style:list-style-name="L2">
      <style:text-properties officeooo:rsid="001c0e4c" officeooo:paragraph-rsid="001d6827"/>
    </style:style>
    <style:style style:name="P7" style:family="paragraph" style:parent-style-name="Standard" style:list-style-name="L3">
      <style:text-properties officeooo:rsid="001c0e4c" officeooo:paragraph-rsid="001c0e4c"/>
    </style:style>
    <style:style style:name="P8" style:family="paragraph" style:parent-style-name="Standard" style:list-style-name="L3">
      <style:text-properties officeooo:rsid="001d6827" officeooo:paragraph-rsid="001d6827"/>
    </style:style>
    <style:style style:name="P9" style:family="paragraph" style:parent-style-name="Standard" style:list-style-name="L4">
      <style:text-properties officeooo:rsid="001efdd6" officeooo:paragraph-rsid="001efdd6"/>
    </style:style>
    <style:style style:name="P10" style:family="paragraph" style:parent-style-name="Standard" style:list-style-name="L4">
      <style:text-properties officeooo:rsid="001f9546" officeooo:paragraph-rsid="001f9546"/>
    </style:style>
    <style:style style:name="P11" style:family="paragraph" style:parent-style-name="Standard">
      <style:text-properties officeooo:paragraph-rsid="001d6827"/>
    </style:style>
    <style:style style:name="P12" style:family="paragraph" style:parent-style-name="Standard" style:list-style-name="L4">
      <style:text-properties officeooo:rsid="002340a6" officeooo:paragraph-rsid="002340a6"/>
    </style:style>
    <style:style style:name="P13" style:family="paragraph" style:parent-style-name="Standard">
      <style:text-properties fo:font-weight="bold" officeooo:rsid="001c0e4c" officeooo:paragraph-rsid="001c0e4c" style:font-weight-asian="bold" style:font-weight-complex="bold"/>
    </style:style>
    <style:style style:name="P14" style:family="paragraph" style:parent-style-name="Standard">
      <style:text-properties fo:font-weight="bold" officeooo:rsid="001bba89" officeooo:paragraph-rsid="001bba89" style:font-weight-asian="bold" style:font-weight-complex="bold"/>
    </style:style>
    <style:style style:name="P15" style:family="paragraph" style:parent-style-name="Standard">
      <style:text-properties fo:font-weight="bold" officeooo:rsid="002358f4" officeooo:paragraph-rsid="002358f4" style:font-weight-asian="bold" style:font-weight-complex="bold"/>
    </style:style>
    <style:style style:name="P16" style:family="paragraph" style:parent-style-name="Standard">
      <style:text-properties fo:font-weight="bold" officeooo:rsid="0025eb78" officeooo:paragraph-rsid="0025eb78" style:font-weight-asian="bold" style:font-weight-complex="bold"/>
    </style:style>
    <style:style style:name="P17" style:family="paragraph" style:parent-style-name="Standard">
      <style:text-properties fo:font-weight="bold" officeooo:rsid="00270fdb" officeooo:paragraph-rsid="00270fdb" style:font-weight-asian="bold" style:font-weight-complex="bold"/>
    </style:style>
    <style:style style:name="P18" style:family="paragraph" style:parent-style-name="Standard">
      <style:text-properties fo:font-weight="bold" officeooo:rsid="00277c1b" officeooo:paragraph-rsid="00277c1b" style:font-weight-asian="bold" style:font-weight-complex="bold"/>
    </style:style>
    <style:style style:name="P19" style:family="paragraph" style:parent-style-name="Standard">
      <style:text-properties fo:font-weight="bold" officeooo:rsid="00290d17" officeooo:paragraph-rsid="00290d17" style:font-weight-asian="bold" style:font-weight-complex="bold"/>
    </style:style>
    <style:style style:name="P20" style:family="paragraph" style:parent-style-name="Standard">
      <style:text-properties fo:font-weight="bold" officeooo:rsid="0029fe60" officeooo:paragraph-rsid="0029fe60" style:font-weight-asian="bold" style:font-weight-complex="bold"/>
    </style:style>
    <style:style style:name="P21" style:family="paragraph" style:parent-style-name="Standard">
      <style:text-properties fo:font-weight="bold" officeooo:rsid="002c937f" officeooo:paragraph-rsid="002c937f" style:font-weight-asian="bold" style:font-weight-complex="bold"/>
    </style:style>
    <style:style style:name="P22" style:family="paragraph" style:parent-style-name="Standard">
      <style:text-properties fo:font-weight="bold" officeooo:rsid="002c937f" officeooo:paragraph-rsid="002d8e6a" style:font-weight-asian="bold" style:font-weight-complex="bold"/>
    </style:style>
    <style:style style:name="P23" style:family="paragraph" style:parent-style-name="Standard">
      <style:text-properties fo:font-weight="bold" officeooo:rsid="002f246e" officeooo:paragraph-rsid="002f246e" style:font-weight-asian="bold" style:font-weight-complex="bold"/>
    </style:style>
    <style:style style:name="P24" style:family="paragraph" style:parent-style-name="Standard">
      <style:text-properties fo:font-weight="bold" officeooo:rsid="00322196" officeooo:paragraph-rsid="003414bf" style:font-weight-asian="bold" style:font-weight-complex="bold"/>
    </style:style>
    <style:style style:name="P25" style:family="paragraph" style:parent-style-name="Standard">
      <style:text-properties fo:font-weight="bold" officeooo:rsid="00322196" officeooo:paragraph-rsid="00322196" style:font-weight-asian="bold" style:font-weight-complex="bold"/>
    </style:style>
    <style:style style:name="P26" style:family="paragraph" style:parent-style-name="Standard">
      <style:text-properties fo:font-weight="bold" officeooo:rsid="00308e72" officeooo:paragraph-rsid="00308e72" style:font-weight-asian="bold" style:font-weight-complex="bold"/>
    </style:style>
    <style:style style:name="P27" style:family="paragraph" style:parent-style-name="Standard" style:list-style-name="L4">
      <style:text-properties officeooo:rsid="002358f4" officeooo:paragraph-rsid="002358f4"/>
    </style:style>
    <style:style style:name="P28" style:family="paragraph" style:parent-style-name="Standard">
      <style:text-properties officeooo:rsid="002358f4" officeooo:paragraph-rsid="002358f4"/>
    </style:style>
    <style:style style:name="P29" style:family="paragraph" style:parent-style-name="Standard" style:list-style-name="L5">
      <style:text-properties officeooo:rsid="002358f4" officeooo:paragraph-rsid="002358f4"/>
    </style:style>
    <style:style style:name="P30" style:family="paragraph" style:parent-style-name="Standard" style:list-style-name="L5">
      <style:text-properties officeooo:rsid="0025eb78" officeooo:paragraph-rsid="0025eb78"/>
    </style:style>
    <style:style style:name="P31" style:family="paragraph" style:parent-style-name="Standard" style:list-style-name="L6">
      <style:text-properties fo:font-weight="normal" officeooo:rsid="00270fdb" officeooo:paragraph-rsid="00270fdb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270fdb" officeooo:paragraph-rsid="00274499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274499" officeooo:paragraph-rsid="00274499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274499" officeooo:paragraph-rsid="00274499" style:font-weight-asian="normal" style:font-weight-complex="normal"/>
    </style:style>
    <style:style style:name="P35" style:family="paragraph" style:parent-style-name="Standard" style:list-style-name="L6">
      <style:text-properties officeooo:paragraph-rsid="00274499"/>
    </style:style>
    <style:style style:name="P36" style:family="paragraph" style:parent-style-name="Standard" style:list-style-name="L7">
      <style:text-properties officeooo:rsid="00277c1b" officeooo:paragraph-rsid="00277c1b"/>
    </style:style>
    <style:style style:name="P37" style:family="paragraph" style:parent-style-name="Standard" style:list-style-name="L8">
      <style:text-properties officeooo:rsid="00277c1b" officeooo:paragraph-rsid="00277c1b"/>
    </style:style>
    <style:style style:name="P38" style:family="paragraph" style:parent-style-name="Standard" style:list-style-name="L8">
      <style:text-properties officeooo:rsid="0027bc08" officeooo:paragraph-rsid="0027bc08"/>
    </style:style>
    <style:style style:name="P39" style:family="paragraph" style:parent-style-name="Standard" style:list-style-name="L8">
      <style:text-properties officeooo:rsid="00290d17" officeooo:paragraph-rsid="00290d17"/>
    </style:style>
    <style:style style:name="P40" style:family="paragraph" style:parent-style-name="Standard" style:list-style-name="L9">
      <style:text-properties officeooo:rsid="00290d17" officeooo:paragraph-rsid="00290d17"/>
    </style:style>
    <style:style style:name="P41" style:family="paragraph" style:parent-style-name="Standard" style:list-style-name="L9">
      <style:text-properties officeooo:rsid="0029fe60" officeooo:paragraph-rsid="0029fe60"/>
    </style:style>
    <style:style style:name="P42" style:family="paragraph" style:parent-style-name="Standard">
      <style:text-properties officeooo:rsid="0029fe60" officeooo:paragraph-rsid="0029fe60"/>
    </style:style>
    <style:style style:name="P43" style:family="paragraph" style:parent-style-name="Standard" style:list-style-name="L10">
      <style:text-properties officeooo:rsid="0029fe60" officeooo:paragraph-rsid="0029fe60"/>
    </style:style>
    <style:style style:name="P44" style:family="paragraph" style:parent-style-name="Standard" style:list-style-name="L12">
      <style:text-properties officeooo:rsid="0029fe60" officeooo:paragraph-rsid="0029fe60"/>
    </style:style>
    <style:style style:name="P45" style:family="paragraph" style:parent-style-name="Standard" style:list-style-name="L12">
      <style:text-properties officeooo:rsid="0029fe60" officeooo:paragraph-rsid="002f246e"/>
    </style:style>
    <style:style style:name="P46" style:family="paragraph" style:parent-style-name="Standard" style:list-style-name="L19">
      <style:text-properties officeooo:rsid="0029fe60" officeooo:paragraph-rsid="003414bf"/>
    </style:style>
    <style:style style:name="P47" style:family="paragraph" style:parent-style-name="Standard" style:list-style-name="L12">
      <style:text-properties officeooo:rsid="002c937f" officeooo:paragraph-rsid="002c937f"/>
    </style:style>
    <style:style style:name="P48" style:family="paragraph" style:parent-style-name="Standard" style:list-style-name="L12">
      <style:text-properties officeooo:rsid="002c937f" officeooo:paragraph-rsid="002f246e"/>
    </style:style>
    <style:style style:name="P49" style:family="paragraph" style:parent-style-name="Standard" style:list-style-name="L13">
      <style:text-properties officeooo:rsid="002c937f" officeooo:paragraph-rsid="002c937f"/>
    </style:style>
    <style:style style:name="P50" style:family="paragraph" style:parent-style-name="Standard" style:list-style-name="L13">
      <style:text-properties officeooo:rsid="002c937f" officeooo:paragraph-rsid="002d8e6a"/>
    </style:style>
    <style:style style:name="P51" style:family="paragraph" style:parent-style-name="Standard" style:list-style-name="L12">
      <style:text-properties officeooo:paragraph-rsid="002f246e"/>
    </style:style>
    <style:style style:name="P52" style:family="paragraph" style:parent-style-name="Standard" style:list-style-name="L13">
      <style:text-properties officeooo:rsid="002d8e6a" officeooo:paragraph-rsid="002d8e6a"/>
    </style:style>
    <style:style style:name="P53" style:family="paragraph" style:parent-style-name="Standard" style:list-style-name="L13">
      <style:text-properties officeooo:rsid="002f246e" officeooo:paragraph-rsid="002f246e"/>
    </style:style>
    <style:style style:name="P54" style:family="paragraph" style:parent-style-name="Standard" style:list-style-name="L12">
      <style:text-properties officeooo:rsid="002f246e" officeooo:paragraph-rsid="002f246e"/>
    </style:style>
    <style:style style:name="P55" style:family="paragraph" style:parent-style-name="Standard" style:list-style-name="L17">
      <style:text-properties officeooo:rsid="002f246e" officeooo:paragraph-rsid="002f246e"/>
    </style:style>
    <style:style style:name="P56" style:family="paragraph" style:parent-style-name="Standard" style:list-style-name="L17">
      <style:text-properties officeooo:paragraph-rsid="002f246e"/>
    </style:style>
    <style:style style:name="P57" style:family="paragraph" style:parent-style-name="Standard" style:list-style-name="L19">
      <style:text-properties officeooo:rsid="00322196" officeooo:paragraph-rsid="00322196"/>
    </style:style>
    <style:style style:name="P58" style:family="paragraph" style:parent-style-name="Standard" style:list-style-name="L19">
      <style:text-properties officeooo:rsid="00322196" officeooo:paragraph-rsid="003414bf"/>
    </style:style>
    <style:style style:name="P59" style:family="paragraph" style:parent-style-name="Standard">
      <style:text-properties officeooo:rsid="00322196" officeooo:paragraph-rsid="00322196"/>
    </style:style>
    <style:style style:name="P60" style:family="paragraph" style:parent-style-name="Standard" style:list-style-name="L19">
      <style:text-properties officeooo:paragraph-rsid="003414bf"/>
    </style:style>
    <style:style style:name="P61" style:family="paragraph" style:parent-style-name="Standard" style:list-style-name="L19">
      <style:text-properties officeooo:rsid="003414bf" officeooo:paragraph-rsid="003414bf"/>
    </style:style>
    <style:style style:name="T1" style:family="text">
      <style:text-properties officeooo:rsid="001d6827"/>
    </style:style>
    <style:style style:name="T2" style:family="text">
      <style:text-properties officeooo:rsid="001f9546"/>
    </style:style>
    <style:style style:name="T3" style:family="text">
      <style:text-properties officeooo:rsid="00207d42"/>
    </style:style>
    <style:style style:name="T4" style:family="text">
      <style:text-properties fo:font-weight="bold" officeooo:rsid="001efdd6" style:font-weight-asian="bold" style:font-weight-complex="bold"/>
    </style:style>
    <style:style style:name="T5" style:family="text">
      <style:text-properties officeooo:rsid="00274499"/>
    </style:style>
    <style:style style:name="T6" style:family="text">
      <style:text-properties fo:font-weight="normal" officeooo:rsid="00274499" style:font-weight-asian="normal" style:font-weight-complex="normal"/>
    </style:style>
    <style:style style:name="T7" style:family="text">
      <style:text-properties fo:font-weight="normal" officeooo:rsid="002340a6" style:font-weight-asian="normal" style:font-weight-complex="normal"/>
    </style:style>
    <style:style style:name="T8" style:family="text">
      <style:text-properties officeooo:rsid="0027bc08"/>
    </style:style>
    <style:style style:name="T9" style:family="text">
      <style:text-properties officeooo:rsid="002c937f"/>
    </style:style>
    <style:style style:name="T10" style:family="text">
      <style:text-properties officeooo:rsid="002d8e6a"/>
    </style:style>
    <style:style style:name="T11" style:family="text">
      <style:text-properties officeooo:rsid="002f246e"/>
    </style:style>
    <style:style style:name="T12" style:family="text">
      <style:text-properties officeooo:rsid="00322196"/>
    </style:style>
    <style:style style:name="T13" style:family="text">
      <style:text-properties officeooo:rsid="003414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ogowanie do systemu</text:p>
      <text:list xml:id="list675532232" text:style-name="L1">
        <text:list-item>
          <text:p text:style-name="P2">uczestniczący aktorzy:</text:p>
          <text:list>
            <text:list-item>
              <text:p text:style-name="P3">Użytkownik</text:p>
            </text:list-item>
            <text:list-item>
              <text:p text:style-name="P3">Pracownik</text:p>
            </text:list-item>
            <text:list-item>
              <text:p text:style-name="P3">Kierownik</text:p>
            </text:list-item>
          </text:list>
        </text:list-item>
      </text:list>
      <text:list xml:id="list963526457" text:style-name="L2">
        <text:list-item>
          <text:p text:style-name="P4">podstawowy ciąg działań:</text:p>
          <text:list>
            <text:list-item>
              <text:p text:style-name="P5">Użytkownik/Pracownik/Kierownik podają swoje hasło i login dostępu do konta.</text:p>
            </text:list-item>
            <text:list-item>
              <text:p text:style-name="P5">System wyświetla stronę, z której został przekierowany do formularza logowania.</text:p>
            </text:list-item>
          </text:list>
        </text:list-item>
        <text:list-item>
          <text:p text:style-name="P5">alternatywny ciąg zdarzeń:</text:p>
          <text:list>
            <text:list-item>
              <text:p text:style-name="P5">Użytkownik/Pracownik/Kierownik nie zostanie zalogowany. Wyświetli się strona z możliwością zalogowania oraz komunikat o <text:span text:style-name="T2">błędnym</text:span> loginie lub haśle.</text:p>
            </text:list-item>
            <text:list-item>
              <text:p text:style-name="P6">Użytkownik/Pracownik/Kierownik <text:span text:style-name="T1">rezygnuje z logowania do systemu.</text:span></text:p>
            </text:list-item>
          </text:list>
        </text:list-item>
        <text:list-item>
          <text:p text:style-name="P5"><text:span text:style-name="T3">w</text:span>artości uzyskane przez aktorów po zakończeniu przypadku <text:span text:style-name="T2">użycia:</text:span></text:p>
          <text:list>
            <text:list-item>
              <text:p text:style-name="P5">Użytkownik/Pracownik/Kierownik zostanie zalogowany do systemu.</text:p>
              <text:p text:style-name="P5"/>
            </text:list-item>
          </text:list>
        </text:list-item>
      </text:list>
      <text:p text:style-name="P13">Rejestracja</text:p>
      <text:list xml:id="list4223847520" text:style-name="L3">
        <text:list-item>
          <text:p text:style-name="P7">uczestniczący aktorzy:</text:p>
          <text:list>
            <text:list-item>
              <text:p text:style-name="P7">Użytkownik</text:p>
            </text:list-item>
          </text:list>
        </text:list-item>
        <text:list-item>
          <text:p text:style-name="P7">podstawowy ciąg zdarzeń:</text:p>
          <text:list>
            <text:list-item>
              <text:p text:style-name="P7">System <text:span text:style-name="T2">wyświetla</text:span> formularz umożliwiający zarejestrowanie w systemie.</text:p>
            </text:list-item>
            <text:list-item>
              <text:p text:style-name="P7">Użytkownik podaje dane potrzebne do rejestracji, uzupełniając formularz.</text:p>
            </text:list-item>
            <text:list-item>
              <text:p text:style-name="P7">System sprawdza poprawność wprowadzonych danych.</text:p>
            </text:list-item>
            <text:list-item>
              <text:p text:style-name="P8">System dopisuje użytkownika do bazy danych.</text:p>
            </text:list-item>
          </text:list>
        </text:list-item>
        <text:list-item>
          <text:p text:style-name="P8">alternatywny ciąg zdarzeń:</text:p>
          <text:list>
            <text:list-item>
              <text:p text:style-name="P8">System stwierdza niepoprawność wprowadzonych danych.</text:p>
              <text:list>
                <text:list-item>
                  <text:p text:style-name="P8">Wyświetlana jest strona z formularzem do rejestracji oraz zostają zaznaczone pola, które zostały wprowadzone <text:span text:style-name="T2">niepoprawnie.</text:span></text:p>
                </text:list-item>
              </text:list>
            </text:list-item>
            <text:list-item>
              <text:p text:style-name="P8"><text:span text:style-name="T2">Użytkownik</text:span> rezygnuje z rejestracji.</text:p>
              <text:list>
                <text:list-item>
                  <text:p text:style-name="P8">Zostaje wyświetlona strona główna biblioteki.</text:p>
                </text:list-item>
              </text:list>
            </text:list-item>
          </text:list>
        </text:list-item>
        <text:list-item>
          <text:p text:style-name="P8">wartości uzyskane przez aktorów po zakończeniu przypadku <text:span text:style-name="T2">użycia:</text:span></text:p>
          <text:list>
            <text:list-item>
              <text:p text:style-name="P8">Komunikat o popranym zarejestrowaniu do systemu i utworzeniu konta.</text:p>
              <text:p text:style-name="P8"/>
            </text:list-item>
          </text:list>
        </text:list-item>
      </text:list>
      <text:p text:style-name="P1"><text:span text:style-name="T4">Wypożyczenie książki</text:span></text:p>
      <text:list xml:id="list2818274197" text:style-name="L4">
        <text:list-item>
          <text:p text:style-name="P9">uczestniczący aktorzy:</text:p>
          <text:list>
            <text:list-item>
              <text:p text:style-name="P9">Użytkownik</text:p>
            </text:list-item>
          </text:list>
        </text:list-item>
        <text:list-item>
          <text:p text:style-name="P9">podstawowy ciąg zdarzeń:</text:p>
          <text:list>
            <text:list-item>
              <text:p text:style-name="P32">System sprawdza dostęp użytkownika do rezerwacji za pomocą przypadku użycia „Sprawdź dostęp użytkownika do wypożyczania/<text:span text:style-name="T5">rezerwowania książek”.</text:span></text:p>
            </text:list-item>
            <text:list-item>
              <text:p text:style-name="P9">System sprawdza dostępność pozycji wykorzystując przypadek użycia „Sprawdź dostępność książki”.</text:p>
            </text:list-item>
            <text:list-item>
              <text:p text:style-name="P10">System wyświetla formularz do potwierdzenia wypożyczenia książki.</text:p>
            </text:list-item>
            <text:list-item>
              <text:p text:style-name="P10">Użytkownik akceptuje formularz.</text:p>
            </text:list-item>
            <text:list-item>
              <text:p text:style-name="P10">System zapisuje książkę w bazie danych na koncie użytkownika.</text:p>
            </text:list-item>
            <text:list-item>
              <text:p text:style-name="P10">Użytkownik wypożycza książkę.</text:p>
            </text:list-item>
          </text:list>
        </text:list-item>
        <text:list-item>
          <text:p text:style-name="P12">alternatywny ciąg zdarzeń:</text:p>
          <text:list>
            <text:list-item>
              <text:p text:style-name="P34">Użytkownik nie ma możliwości wypożyczenia książek.</text:p>
              <text:list>
                <text:list-item>
                  <text:p text:style-name="P34">Komunikat wyjaśniający brak możliwości wypożyczania.</text:p>
                </text:list-item>
              </text:list>
            </text:list-item>
            <text:list-item>
              <text:p text:style-name="P12">Brak książki do wypożyczenia</text:p>
              <text:list>
                <text:list-item>
                  <text:p text:style-name="P12">System wykonuje przypadek użycia „Rezerwacja książki”</text:p>
                </text:list-item>
              </text:list>
            </text:list-item>
            <text:list-item>
              <text:p text:style-name="P12">Użytkownik rezygnuje z wypożyczenia.</text:p>
              <text:list>
                <text:list-item>
                  <text:p text:style-name="P12">System wyświetla stronę z opisem książki.</text:p>
                </text:list-item>
              </text:list>
            </text:list-item>
          </text:list>
        </text:list-item>
        <text:list-item>
          <text:p text:style-name="P12">wartości uzyskane przez aktorów po zakończeniu przypadku użycia:</text:p>
          <text:list>
            <text:list-item>
              <text:p text:style-name="P12"><text:soft-page-break/>Zmniejszenie liczby książek dostępnych książek o tym tytule o jeden.</text:p>
            </text:list-item>
            <text:list-item>
              <text:p text:style-name="P12">Dopisanie wypożyczonej książki do konta użytkownika.</text:p>
            </text:list-item>
            <text:list-item>
              <text:p text:style-name="P27">Komunikat o wypożyczeniu książki.</text:p>
            </text:list-item>
          </text:list>
        </text:list-item>
      </text:list>
      <text:p text:style-name="P28"/>
      <text:p text:style-name="P17">Rezerwacja książki</text:p>
      <text:list xml:id="list820094861" text:style-name="L6">
        <text:list-item>
          <text:p text:style-name="P31">uczestniczący aktorzy:</text:p>
          <text:list>
            <text:list-item>
              <text:p text:style-name="P31">Użytkownik</text:p>
            </text:list-item>
          </text:list>
        </text:list-item>
        <text:list-item>
          <text:p text:style-name="P31">podstawowy ciąg zdarzeń:</text:p>
          <text:list>
            <text:list-item>
              <text:p text:style-name="P31">System sprawdza dostęp użytkownika do rezerwacji za pomocą przypadku użycia „Sprawdź dostęp użytkownika do wypożyczania/<text:span text:style-name="T5">rezerwowania książek”</text:span></text:p>
            </text:list-item>
            <text:list-item>
              <text:p text:style-name="P31">System wyświetla formularz do rezerwacji książki.</text:p>
            </text:list-item>
            <text:list-item>
              <text:p text:style-name="P33">Użytkownik akceptuje formularz.</text:p>
            </text:list-item>
            <text:list-item>
              <text:p text:style-name="P33">System zapisuje zamówienie książki w bazie.</text:p>
            </text:list-item>
            <text:list-item>
              <text:p text:style-name="P33">Użytkownik rezerwuje książkę.</text:p>
            </text:list-item>
          </text:list>
        </text:list-item>
        <text:list-item>
          <text:p text:style-name="P33">alternatywny ciąg zdarzeń:</text:p>
          <text:list>
            <text:list-item>
              <text:p text:style-name="P33">Użytkownik nie ma możliwości rezerwowania książek.</text:p>
              <text:list>
                <text:list-item>
                  <text:p text:style-name="P33">Komunikat wyjaśniający brak możliwości rezerwacji.</text:p>
                </text:list-item>
              </text:list>
            </text:list-item>
            <text:list-item>
              <text:p text:style-name="P35"><text:span text:style-name="T7">Użytkownik rezygnuje z </text:span><text:span text:style-name="T6">rezerwacji</text:span><text:span text:style-name="T7">.</text:span></text:p>
              <text:list>
                <text:list-item>
                  <text:p text:style-name="P35"><text:span text:style-name="T6">System wyświetla stronę z opisem książki.</text:span></text:p>
                </text:list-item>
              </text:list>
            </text:list-item>
          </text:list>
        </text:list-item>
      </text:list>
      <text:p text:style-name="P15"/>
      <text:p text:style-name="P16">Aktualizacja danych</text:p>
      <text:list xml:id="list2152965648" text:style-name="L5">
        <text:list-item>
          <text:p text:style-name="P29">uczestniczący aktorzy:</text:p>
          <text:list>
            <text:list-item>
              <text:p text:style-name="P29">Użytkownik</text:p>
            </text:list-item>
          </text:list>
        </text:list-item>
        <text:list-item>
          <text:p text:style-name="P29">podstawowy ciąg zdarzeń:</text:p>
          <text:list>
            <text:list-item>
              <text:p text:style-name="P29">System wyświetla aktualnie posiadane dane o użytkowniku.</text:p>
            </text:list-item>
            <text:list-item>
              <text:p text:style-name="P29">Użytkownik wprowadza nowe dane do systemu.</text:p>
            </text:list-item>
            <text:list-item>
              <text:p text:style-name="P29">System sprawdza poprawność nowych danych.</text:p>
            </text:list-item>
            <text:list-item>
              <text:p text:style-name="P29">System zapisuje nowe dane do systemu.</text:p>
            </text:list-item>
          </text:list>
        </text:list-item>
        <text:list-item>
          <text:p text:style-name="P29">alternatywny ciąg zdarzeń:</text:p>
          <text:list>
            <text:list-item>
              <text:p text:style-name="P29">Użytkownik wprowadził nieprawidłowe dane</text:p>
              <text:list>
                <text:list-item>
                  <text:p text:style-name="P29">System powiadamia użytkownika o błędzie</text:p>
                </text:list-item>
                <text:list-item>
                  <text:p text:style-name="P29">System nie zapisuje wprowadzonych zmian</text:p>
                </text:list-item>
              </text:list>
            </text:list-item>
            <text:list-item>
              <text:p text:style-name="P30">Użytkownik rezygnuje z wprowadzania zmian</text:p>
              <text:list>
                <text:list-item>
                  <text:p text:style-name="P30">System wyświetla informacje na temat konta </text:p>
                </text:list-item>
              </text:list>
            </text:list-item>
          </text:list>
        </text:list-item>
        <text:list-item>
          <text:p text:style-name="P30">wartości uzyskane przez aktorów po zakończeniu przypadku użycia:</text:p>
          <text:list>
            <text:list-item>
              <text:p text:style-name="P30">Aktualizacja danych w bazie.</text:p>
            </text:list-item>
            <text:list-item>
              <text:p text:style-name="P30">Komunikat o zaktualizowaniu danych.</text:p>
              <text:p text:style-name="P30"/>
            </text:list-item>
          </text:list>
        </text:list-item>
      </text:list>
      <text:p text:style-name="P18">Odbieranie powiadomień systemowych</text:p>
      <text:list xml:id="list1365607221" text:style-name="L7">
        <text:list-item>
          <text:p text:style-name="P36">uczestniczący aktorzy:</text:p>
          <text:list>
            <text:list-item>
              <text:p text:style-name="P36">Użytkownik</text:p>
            </text:list-item>
          </text:list>
        </text:list-item>
        <text:list-item>
          <text:p text:style-name="P36">podstawowy ciąg zdarzeń:</text:p>
          <text:list>
            <text:list-item>
              <text:p text:style-name="P36">System wyświetla aktualne powiadomienia.</text:p>
            </text:list-item>
          </text:list>
        </text:list-item>
        <text:list-item>
          <text:p text:style-name="P36">wartości uzyskane przez aktorów po zakończeniu przypadku użycia:</text:p>
          <text:list>
            <text:list-item>
              <text:p text:style-name="P36">Odebranie powiadomień systemu przez użytkownika.</text:p>
              <text:p text:style-name="P36"/>
            </text:list-item>
          </text:list>
        </text:list-item>
      </text:list>
      <text:p text:style-name="P18">Przeglądanie katalogów książek</text:p>
      <text:list xml:id="list2420016454" text:style-name="L8">
        <text:list-item>
          <text:p text:style-name="P37">uczestniczący aktorzy:</text:p>
          <text:list>
            <text:list-item>
              <text:p text:style-name="P37">Użytkownik</text:p>
            </text:list-item>
          </text:list>
        </text:list-item>
        <text:list-item>
          <text:p text:style-name="P37">podstawowy ciąg zdarzeń:</text:p>
          <text:list>
            <text:list-item>
              <text:p text:style-name="P37">System wyświetla katalog dostępny książek.</text:p>
            </text:list-item>
            <text:list-item>
              <text:p text:style-name="P37">U<text:span text:style-name="T8">żytkownik wybiera konkretną kategorię książek lub wpisuje frazę wyszukiwania</text:span></text:p>
            </text:list-item>
            <text:list-item>
              <text:p text:style-name="P38"><text:soft-page-break/>System wyświetla zaktualizowaną listę książek do przeglądania</text:p>
            </text:list-item>
          </text:list>
        </text:list-item>
        <text:list-item>
          <text:p text:style-name="P39">alternatywny ciąg zdarzeń:</text:p>
          <text:list>
            <text:list-item>
              <text:p text:style-name="P39">Brak podanej frazy w bazie</text:p>
              <text:list>
                <text:list-item>
                  <text:p text:style-name="P39">Komunikat informujący o niepowodzeniu wyszukiwania.</text:p>
                </text:list-item>
                <text:list-item>
                  <text:p text:style-name="P39">System wyświetla ostatnią przeglądaną stronę </text:p>
                </text:list-item>
              </text:list>
            </text:list-item>
          </text:list>
        </text:list-item>
        <text:list-item>
          <text:p text:style-name="P39">wartości uzyskane przez aktorów po zakończeniu przypadku użycia:</text:p>
          <text:list>
            <text:list-item>
              <text:p text:style-name="P39">Znalezienie konkretnej książki.</text:p>
              <text:p text:style-name="P39"/>
            </text:list-item>
          </text:list>
        </text:list-item>
      </text:list>
      <text:p text:style-name="P19">Sprawdź dostępność książki</text:p>
      <text:list xml:id="list3002192219" text:style-name="L9">
        <text:list-item>
          <text:p text:style-name="P40">uczestniczący aktorzy:</text:p>
          <text:list>
            <text:list-item>
              <text:p text:style-name="P40">Użytkownik</text:p>
            </text:list-item>
          </text:list>
        </text:list-item>
        <text:list-item>
          <text:p text:style-name="P40">podstawowy ciąg zdarzeń:</text:p>
          <text:list>
            <text:list-item>
              <text:p text:style-name="P40">System sprawdza czy dany tytuł jest aktualnie dostępny w bazie</text:p>
            </text:list-item>
          </text:list>
        </text:list-item>
        <text:list-item>
          <text:p text:style-name="P41">wartości uzyskane przez aktorów po zakończeniu przypadku użycia:</text:p>
          <text:list>
            <text:list-item>
              <text:p text:style-name="P41">Sprawdzenie czy dany tytuł jest aktualnie dostępny w bibliotece.</text:p>
            </text:list-item>
          </text:list>
        </text:list-item>
      </text:list>
      <text:p text:style-name="P42"/>
      <text:p text:style-name="P20">Sprawdź dostęp użytkownika do wypożyczania/rezerwowania książek</text:p>
      <text:list xml:id="list916673150" text:style-name="L10">
        <text:list-item>
          <text:p text:style-name="P43">uczestniczący aktorzy:</text:p>
          <text:list>
            <text:list-item>
              <text:p text:style-name="P43">Użytkownik</text:p>
            </text:list-item>
          </text:list>
        </text:list-item>
        <text:list-item>
          <text:p text:style-name="P43">podstawowy ciąg zdarzeń:</text:p>
          <text:list>
            <text:list-item>
              <text:p text:style-name="P43">System sprawdza, czy dany użytkownik może wypożyczyć/zarezerwować książkę.</text:p>
            </text:list-item>
          </text:list>
        </text:list-item>
        <text:list-item>
          <text:p text:style-name="P43">Wartości uzyskane przez aktorów po zakończeniu przypadku użycia</text:p>
          <text:list>
            <text:list-item>
              <text:p text:style-name="P43">Sprawdzenie, czy użytkownik ma prawo wypożyczyć/zarezerwować książkę.</text:p>
            </text:list-item>
          </text:list>
        </text:list-item>
      </text:list>
      <text:p text:style-name="P42"/>
      <text:p text:style-name="P20">Wyślij powiadomienie o dostępności książki</text:p>
      <text:list xml:id="list3332672692" text:style-name="L12">
        <text:list-item>
          <text:p text:style-name="P44">uczestniczący aktorzy:</text:p>
          <text:list>
            <text:list-item>
              <text:p text:style-name="P44">Użytkownik</text:p>
            </text:list-item>
          </text:list>
        </text:list-item>
        <text:list-item>
          <text:p text:style-name="P44">podstawowy ciąg zdarzeń</text:p>
          <text:list>
            <text:list-item>
              <text:p text:style-name="P44">Użytkownik zarezerwował książkę.</text:p>
            </text:list-item>
            <text:list-item>
              <text:p text:style-name="P44">System sprawdził dostępność książki za pomocą przypadku użycia „Sprawdź dostępność książki”.</text:p>
            </text:list-item>
            <text:list-item>
              <text:p text:style-name="P44">System wygenerował wiadomość dla użytkownika o dostępności książki.</text:p>
            </text:list-item>
          </text:list>
        </text:list-item>
        <text:list-item>
          <text:p text:style-name="P47">wartości uzyskane przez aktorów po zakończeniu przypadku użycia:</text:p>
          <text:list>
            <text:list-item>
              <text:p text:style-name="P47">Uzyskanie przez użytkownika powiadomienia o dostępności książki.</text:p>
              <text:p text:style-name="P47"/>
            </text:list-item>
          </text:list>
        </text:list-item>
      </text:list>
      <text:p text:style-name="P21">Anuluj wypożyczenie</text:p>
      <text:list xml:id="list2748076876" text:style-name="L13">
        <text:list-item>
          <text:p text:style-name="P49">uczestniczący aktorzy:</text:p>
          <text:list>
            <text:list-item>
              <text:p text:style-name="P49">Użytkownik</text:p>
            </text:list-item>
          </text:list>
        </text:list-item>
        <text:list-item>
          <text:p text:style-name="P49">podstawowy ciąg zdarzeń:</text:p>
          <text:list>
            <text:list-item>
              <text:p text:style-name="P52">Użytkownik chce anulować wypożyczenie.</text:p>
            </text:list-item>
            <text:list-item>
              <text:p text:style-name="P52">System sprawdza, czy książka jest odebrana przez użytkownika.</text:p>
            </text:list-item>
            <text:list-item>
              <text:p text:style-name="P52">System usuwa wypożyczenie z bazy.</text:p>
            </text:list-item>
            <text:list-item>
              <text:p text:style-name="P52">System aktualizuje dostępną ilość egzemplarzy do <text:span text:style-name="T11">wypożyczenia.</text:span></text:p>
            </text:list-item>
            <text:list-item>
              <text:p text:style-name="P52">System anuluje wypożyczenie książki.</text:p>
            </text:list-item>
          </text:list>
        </text:list-item>
        <text:list-item>
          <text:p text:style-name="P52"><text:span text:style-name="T11">a</text:span>lternatywny ciąg zdarzeń:</text:p>
          <text:list>
            <text:list-item>
              <text:p text:style-name="P52">Użytkownik odebrał książkę z biblioteki.</text:p>
              <text:list>
                <text:list-item>
                  <text:p text:style-name="P52">Komunikat o braku możliwości anulowania wypożyczenia książki</text:p>
                </text:list-item>
              </text:list>
            </text:list-item>
          </text:list>
        </text:list-item>
        <text:list-item>
          <text:p text:style-name="P52">wartości uzyskane przez aktorów po zakończeniu przypadku użycia:</text:p>
          <text:list>
            <text:list-item>
              <text:p text:style-name="P52">Anulowanie wypożyczenia książki przez użytkownika.</text:p>
            </text:list-item>
            <text:list-item>
              <text:p text:style-name="P52">Usunięcie wypożyczenia z bazy.</text:p>
            </text:list-item>
            <text:list-item>
              <text:p text:style-name="P52">Aktualizacja ilości dostępnych książek do wypożyczenia.</text:p>
              <text:p text:style-name="P52"/>
            </text:list-item>
          </text:list>
        </text:list-item>
      </text:list>
      <text:p text:style-name="P22"><text:soft-page-break/>Anuluj <text:span text:style-name="T10">rezerwację</text:span></text:p>
      <text:list xml:id="list1121435327284" text:continue-numbering="true" text:style-name="L13">
        <text:list-header>
          <text:p text:style-name="P50">uczestniczący aktorzy:</text:p>
          <text:list text:continue-numbering="true">
            <text:list-item>
              <text:p text:style-name="P50">Użytkownik</text:p>
            </text:list-item>
          </text:list>
        </text:list-header>
        <text:list-item>
          <text:p text:style-name="P50">podstawowy ciąg zdarzeń:</text:p>
          <text:list>
            <text:list-item>
              <text:p text:style-name="P52">Użytkownik chce anulować rezerwację.</text:p>
            </text:list-item>
            <text:list-item>
              <text:p text:style-name="P53">System usuwa rezerwację z systemu.</text:p>
            </text:list-item>
            <text:list-item>
              <text:p text:style-name="P52">System anuluje rezerwację książki.</text:p>
            </text:list-item>
          </text:list>
        </text:list-item>
        <text:list-item>
          <text:p text:style-name="P52">wartości uzyskane przez aktorów po zakończeniu przypadku użycia:</text:p>
          <text:list>
            <text:list-item>
              <text:p text:style-name="P52">Anulowanie rezerwacji książki przez użytkownika.</text:p>
              <text:p text:style-name="P52"/>
            </text:list-item>
          </text:list>
        </text:list-item>
      </text:list>
      <text:p text:style-name="P23">Wyślij powiadomienie o zwrocie</text:p>
      <text:list xml:id="list1123207283806" text:continue-list="list3332672692" text:style-name="L12">
        <text:list-item>
          <text:p text:style-name="P45">uczestniczący aktorzy:</text:p>
          <text:list>
            <text:list-item>
              <text:p text:style-name="P45">Użytkownik</text:p>
            </text:list-item>
          </text:list>
        </text:list-item>
        <text:list-item>
          <text:p text:style-name="P45">podstawowy ciąg zdarzeń:</text:p>
          <text:list>
            <text:list-item>
              <text:p text:style-name="P54">Zbliża się termin oddania książki przez użytkownika.</text:p>
            </text:list-item>
            <text:list-item>
              <text:p text:style-name="P45">System <text:span text:style-name="T11">generuje </text:span>wiadomość dla użytkownika o <text:span text:style-name="T11">zbliżającym się terminie oddania.</text:span></text:p>
            </text:list-item>
          </text:list>
        </text:list-item>
        <text:list-item>
          <text:p text:style-name="P54">alternatywny ciąg zdarzeń:</text:p>
          <text:list>
            <text:list-item>
              <text:p text:style-name="P54">Użytkownik przekroczył termin oddania książki.</text:p>
              <text:list>
                <text:list-item>
                  <text:p text:style-name="P54">System blokuje możliwość wypożyczania/rezerwowania książek przez użytkownika.</text:p>
                </text:list-item>
                <text:list-item>
                  <text:p text:style-name="P54">System nalicza opłaty wykorzystując przepadek użycia „Nalicz opłaty”.</text:p>
                </text:list-item>
                <text:list-item>
                  <text:p text:style-name="P54">System generuje wiadomość z przypomnieniem o oddaniu książki.</text:p>
                </text:list-item>
              </text:list>
            </text:list-item>
          </text:list>
        </text:list-item>
        <text:list-item>
          <text:p text:style-name="P48">wartości uzyskane przez aktorów po zakończeniu przypadku użycia:</text:p>
          <text:list>
            <text:list-item>
              <text:p text:style-name="P51"><text:span text:style-name="T9">Uzyskanie przez użytkownika powiadomienia o naliczonych opłatach.</text:span></text:p>
            </text:list-item>
            <text:list-item>
              <text:p text:style-name="P48">Uzyskanie przez użytkownika powiadomienia o <text:span text:style-name="T11">oddaniu książki.</text:span></text:p>
              <text:p text:style-name="P48"/>
            </text:list-item>
          </text:list>
        </text:list-item>
      </text:list>
      <text:p text:style-name="P23">Nalicz opłaty</text:p>
      <text:list xml:id="list906035444" text:style-name="L17">
        <text:list-item>
          <text:p text:style-name="P56"><text:span text:style-name="T11">uczestniczący aktorzy:</text:span></text:p>
          <text:list>
            <text:list-item>
              <text:p text:style-name="P55">Użytkownik</text:p>
            </text:list-item>
          </text:list>
        </text:list-item>
        <text:list-item>
          <text:p text:style-name="P55">podstawowy ciąg zdarzeń:</text:p>
          <text:list>
            <text:list-item>
              <text:p text:style-name="P55">Użytkownik przekroczył termin oddania książki.</text:p>
            </text:list-item>
            <text:list-item>
              <text:p text:style-name="P55">System obciąża konto użytkownika karą pieniężną.</text:p>
            </text:list-item>
          </text:list>
        </text:list-item>
        <text:list-item>
          <text:p text:style-name="P55">Wartości uzyskane przez aktorów po zakończeniu przypadku użycia:</text:p>
          <text:list>
            <text:list-item>
              <text:p text:style-name="P55">Obciążenie konta użytkownika karą pieniężną.</text:p>
              <text:p text:style-name="P55"/>
            </text:list-item>
          </text:list>
        </text:list-item>
      </text:list>
      <text:p text:style-name="P26">Usuń <text:span text:style-name="T12">blokadę konta</text:span></text:p>
      <text:list xml:id="list1676261588" text:style-name="L19">
        <text:list-item>
          <text:p text:style-name="P57">uczestniczący aktorzy:</text:p>
          <text:list>
            <text:list-item>
              <text:p text:style-name="P57">Kierownik</text:p>
            </text:list-item>
            <text:list-item>
              <text:p text:style-name="P57">Pracownik</text:p>
            </text:list-item>
          </text:list>
        </text:list-item>
        <text:list-item>
          <text:p text:style-name="P57">podstawowy ciąg zdarzeń:</text:p>
          <text:list>
            <text:list-item>
              <text:p text:style-name="P57">Kierownik/Pracownik wykonuje przypadek użycia „Usuń naliczone opłaty”</text:p>
            </text:list-item>
            <text:list-item>
              <text:p text:style-name="P57">Kierownik/Pracownik usuwa blokadę wypożyczeń/rezerwacji dla użytkownika.</text:p>
            </text:list-item>
            <text:list-item>
              <text:p text:style-name="P57">System aktualizuje dane w bazie.</text:p>
            </text:list-item>
            <text:list-item>
              <text:p text:style-name="P57">System wyświetla dane o użytkowniku.</text:p>
            </text:list-item>
          </text:list>
        </text:list-item>
        <text:list-item>
          <text:p text:style-name="P57">Alternatywny ciąg zdarzeń:</text:p>
          <text:list>
            <text:list-item>
              <text:p text:style-name="P57">Użytkownik nie posiada blokady</text:p>
              <text:list>
                <text:list-item>
                  <text:p text:style-name="P57">System wyświetla komunikat, że nie można wykonać usunięcia blokady</text:p>
                </text:list-item>
                <text:list-item>
                  <text:p text:style-name="P57">System wyświetla dane o użytkowniku.</text:p>
                </text:list-item>
              </text:list>
            </text:list-item>
          </text:list>
        </text:list-item>
        <text:list-item>
          <text:p text:style-name="P57">Wartości uzyskane przez aktorów po zakończeniu przypadku użycia:</text:p>
          <text:list>
            <text:list-item>
              <text:p text:style-name="P57">Usunięcie blokady konta użytkownika.</text:p>
            </text:list-item>
            <text:list-item>
              <text:p text:style-name="P57">Aktualizacja bazy danych.</text:p>
            </text:list-item>
          </text:list>
        </text:list-item>
      </text:list>
      <text:p text:style-name="P59"/>
      <text:p text:style-name="P59"/>
      <text:p text:style-name="P25"><text:soft-page-break/>Usuń naliczone kary</text:p>
      <text:list xml:id="list1121358193575" text:continue-numbering="true" text:style-name="L19">
        <text:list-item>
          <text:p text:style-name="P57">uczestniczący aktorzy:</text:p>
          <text:list>
            <text:list-item>
              <text:p text:style-name="P57">Kierownik</text:p>
            </text:list-item>
            <text:list-item>
              <text:p text:style-name="P57">Pracownik</text:p>
            </text:list-item>
          </text:list>
        </text:list-item>
        <text:list-item>
          <text:p text:style-name="P57">podstawowy ciąg zdarzeń:</text:p>
          <text:list>
            <text:list-item>
              <text:p text:style-name="P57">Kierownik/Pracownik usuwa <text:span text:style-name="T13">naliczone kary</text:span> dla użytkownika.</text:p>
            </text:list-item>
            <text:list-item>
              <text:p text:style-name="P57">System aktualizuje dane w bazie.</text:p>
            </text:list-item>
            <text:list-item>
              <text:p text:style-name="P57">System wyświetla dane o użytkowniku.</text:p>
            </text:list-item>
          </text:list>
        </text:list-item>
        <text:list-item>
          <text:p text:style-name="P57">Alternatywny ciąg zdarzeń:</text:p>
          <text:list>
            <text:list-item>
              <text:p text:style-name="P57">Użytkownik nie posiada <text:span text:style-name="T13">naliczonych kar</text:span></text:p>
              <text:list>
                <text:list-item>
                  <text:p text:style-name="P57">System wyświetla komunikat, że nie można wykonać usunięcia <text:span text:style-name="T13">naliczonych kar.</text:span></text:p>
                </text:list-item>
                <text:list-item>
                  <text:p text:style-name="P57">System wyświetla dane o użytkowniku.</text:p>
                </text:list-item>
              </text:list>
            </text:list-item>
          </text:list>
        </text:list-item>
        <text:list-item>
          <text:p text:style-name="P57">Wartości uzyskane przez aktorów po zakończeniu przypadku użycia:</text:p>
          <text:list>
            <text:list-item>
              <text:p text:style-name="P57">Usunięcie <text:span text:style-name="T13">naliczonych kar</text:span> użytkownika.</text:p>
            </text:list-item>
            <text:list-item>
              <text:p text:style-name="P60"><text:span text:style-name="T12">Aktualizacja bazy danych.<text:tab/></text:span></text:p>
            </text:list-item>
          </text:list>
        </text:list-item>
      </text:list>
      <text:p text:style-name="P42"/>
      <text:p text:style-name="P24">Usuń <text:span text:style-name="T13">wypożyczoną pozycję</text:span></text:p>
      <text:list xml:id="list1121662730296" text:continue-numbering="true" text:style-name="L19">
        <text:list-item>
          <text:p text:style-name="P58">uczestniczący aktorzy:</text:p>
          <text:list>
            <text:list-item>
              <text:p text:style-name="P58">Kierownik</text:p>
            </text:list-item>
            <text:list-item>
              <text:p text:style-name="P58">Pracownik</text:p>
            </text:list-item>
          </text:list>
        </text:list-item>
        <text:list-item>
          <text:p text:style-name="P58">podstawowy ciąg zdarzeń:</text:p>
          <text:list>
            <text:list-item>
              <text:p text:style-name="P61">Użytkownik zwrócił książkę do biblioteki.</text:p>
            </text:list-item>
            <text:list-item>
              <text:p text:style-name="P58">Kierownik/Pracownik usuwa <text:span text:style-name="T13">wypożyczoną książkę z konta użytkownika.</text:span></text:p>
            </text:list-item>
            <text:list-item>
              <text:p text:style-name="P61">System aktualizuje dostępną ilość książek do wypożyczenia.</text:p>
            </text:list-item>
            <text:list-item>
              <text:p text:style-name="P58">System aktualizuje dane w bazie.</text:p>
            </text:list-item>
            <text:list-item>
              <text:p text:style-name="P58">System wyświetla dane o użytkowniku.</text:p>
            </text:list-item>
          </text:list>
        </text:list-item>
        <text:list-item>
          <text:p text:style-name="P58">Alternatywny ciąg zdarzeń:</text:p>
          <text:list>
            <text:list-item>
              <text:p text:style-name="P58">Użytkownik <text:span text:style-name="T13">nie wypożyczał egzemplarza</text:span></text:p>
              <text:list>
                <text:list-item>
                  <text:p text:style-name="P58">System wyświetla komunikat, że nie można wykonać usunięcia <text:span text:style-name="T13">wypożyczenia.</text:span></text:p>
                </text:list-item>
                <text:list-item>
                  <text:p text:style-name="P58">System wyświetla dane o użytkowniku.</text:p>
                </text:list-item>
              </text:list>
            </text:list-item>
          </text:list>
        </text:list-item>
        <text:list-item>
          <text:p text:style-name="P58">Wartości uzyskane przez aktorów po zakończeniu przypadku użycia:</text:p>
          <text:list>
            <text:list-item>
              <text:p text:style-name="P58">Usunięcie <text:span text:style-name="T13">pozycji z listy wypożyczonych użytkownika.</text:span></text:p>
            </text:list-item>
            <text:list-item>
              <text:p text:style-name="P46"><text:span text:style-name="T12">Aktualizacja bazy danych.<text:tab/></text:span></text:p>
            </text:list-item>
          </text:list>
        </text:list-item>
      </text:list>
      <text:p text:style-name="P42"/>
      <text:list xml:id="list1122890463078" text:continue-list="list2152965648" text:style-name="L5">
        <text:list-item>
          <text:list>
            <text:list-header>
              <text:p text:style-name="P29"/>
            </text:list-header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48:20.825243686</meta:creation-date>
    <dc:date>2017-11-08T00:10:35.726000267</dc:date>
    <meta:editing-duration>PT9M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5" meta:paragraph-count="229" meta:word-count="1257" meta:character-count="9063" meta:non-whitespace-character-count="8232"/>
  </office:meta>
</office:document-meta>
</file>